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fo:font-style="italic" style:font-style-asian="italic" style:font-style-complex="italic"/>
    </style:style>
    <style:style style:name="P3" style:family="paragraph" style:parent-style-name="Enunciado_20_Problema">
      <style:text-properties fo:language="es" fo:country="ES"/>
    </style:style>
    <style:style style:name="P4" style:family="paragraph" style:parent-style-name="Title">
      <style:text-properties fo:language="es" fo:country="ES"/>
    </style:style>
    <style:style style:name="P5" style:family="paragraph" style:parent-style-name="Heading_20_1">
      <style:paragraph-properties fo:break-before="page"/>
      <style:text-properties fo:language="es" fo:country="ES"/>
    </style:style>
    <style:style style:name="P6" style:family="paragraph" style:parent-style-name="Hanging_20_indent">
      <style:text-properties fo:language="es" fo:country="ES"/>
    </style:style>
    <style:style style:name="P7" style:family="paragraph" style:parent-style-name="First_20_line_20_indent">
      <style:text-properties fo:language="es" fo:country="ES"/>
    </style:style>
    <style:style style:name="fr1" style:family="graphic" style:parent-style-name="Formula">
      <style:graphic-properties style:vertical-pos="middle" style:vertical-rel="baseline" style:horizontal-pos="from-left" style:horizontal-rel="paragraph-content" draw:ole-draw-aspect="1"/>
    </style:style>
    <style:style style:name="fr2" style:family="graphic" style:parent-style-name="Formula">
      <style:graphic-properties style:vertical-pos="middle" style:vertical-rel="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Ejercicio del Tema 1</text:p>
      <text:p text:style-name="P4">de</text:p>
      <text:p text:style-name="P4">Arquitectura e Ingeniería de Computador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r: Arturo Brotons Cartagena</text:p>
      <text:p text:style-name="P2">DNI: 33495232X</text:p>
      <text:p text:style-name="P2"/>
      <text:p text:style-name="P2">Turno: Martes (9:00 – 11:00)</text:p>
      <text:h text:style-name="P5" text:outline-level="1">Apartado A:</text:h>
      <text:p text:style-name="P3">Nuestro mejor grupo de desarrollo ha logrado incrementar la velocidad de cálculo de las divisiones enteras de nuestro sistema CalcEBX en un 40%. Suponiendo que la proporción de éstas instrucciones sobre el resto es de un 7%, ¿cuál es la mejora total del CalcEBX?</text:p>
      <text:p text:style-name="P6"/>
      <text:p text:style-name="P7">Para solucionarlo, deberemos aplicar la Ley de Amdahl:</text:p>
      <text:p text:style-name="P7"/>
      <text:p text:style-name="P7"><draw:frame draw:style-name="fr1" draw:name="Objeto1" text:anchor-type="as-char" svg:width="4.814cm" svg:height="1.653cm" draw:z-index="0"><draw:object xlink:href="./Object 1" xlink:type="simple" xlink:show="embed" xlink:actuate="onLoad"/><draw:image xlink:href="./ObjectReplacements/Object 1" xlink:type="simple" xlink:show="embed" xlink:actuate="onLoad"/></draw:frame></text:p>
      <text:p text:style-name="P7"/>
      <text:p text:style-name="P7">Sabiendo que<draw:frame draw:style-name="fr2" draw:name="Objeto2" text:anchor-type="as-char" svg:width="0.728cm" svg:height="0.529cm" draw:z-index="1"><draw:object xlink:href="./Object 2" xlink:type="simple" xlink:show="embed" xlink:actuate="onLoad"/><draw:image xlink:href="./ObjectReplacements/Object 2" xlink:type="simple" xlink:show="embed" xlink:actuate="onLoad"/></draw:frame>= 7% = 0.07 y que <draw:frame draw:style-name="fr2" draw:name="Objeto3" text:anchor-type="as-char" svg:width="0.693cm" svg:height="0.529cm" draw:z-index="2"><draw:object xlink:href="./Object 3" xlink:type="simple" xlink:show="embed" xlink:actuate="onLoad"/><draw:image xlink:href="./ObjectReplacements/Object 3" xlink:type="simple" xlink:show="embed" xlink:actuate="onLoad"/></draw:frame>= 100% + 40% = 1.40, podemos realizar el cálculo:</text:p>
      <text:p text:style-name="P7"/>
      <text:p text:style-name="P7"><draw:frame draw:style-name="fr1" draw:name="Objeto4" text:anchor-type="as-char" svg:width="10.663cm" svg:height="1.529cm" draw:z-index="3"><draw:object xlink:href="./Object 4" xlink:type="simple" xlink:show="embed" xlink:actuate="onLoad"/><draw:image xlink:href="./ObjectReplacements/Object 4" xlink:type="simple" xlink:show="embed" xlink:actuate="onLoad"/></draw:frame></text:p>
      <text:p text:style-name="P7"/>
      <text:p text:style-name="P7">En total, se ha conseguido una mejora del 2%.</text:p>
      <text:h text:style-name="P5" text:outline-level="1">Apartado B:</text:h>
      <text:p text:style-name="P3">Un grupo de becarios, destinados a tareas menores de testeo y verificación, han propuesto la inclusión de pequeños sumadores en la retroalimentación de un cauce segmentado, de forma que en las operaciones sobre vectores se doble la velocidad de proceso mediante el adelantamiento del valor necesario ya incrementado (o decrementado). Según sus análisis, esta mejora puede ser usada el 20% del tiempo. Suponiendo que el coste de esta modificación es tres veces mayor que el de la propuesta anterior, y sabiendo que no tenemos presupuesto para ambas, ¿cuál merece la pena implementar en el sistema CalcEBX?</text:p>
      <text:p text:style-name="P6"/>
      <text:p text:style-name="P7">Aplicaremos de nuevo la Ley de Amdahl, sabiendo que<draw:frame draw:style-name="fr2" draw:name="Objeto6" text:anchor-type="as-char" svg:width="0.728cm" svg:height="0.529cm" draw:z-index="4"><draw:object xlink:href="./Object 6" xlink:type="simple" xlink:show="embed" xlink:actuate="onLoad"/><draw:image xlink:href="./ObjectReplacements/Object 6" xlink:type="simple" xlink:show="embed" xlink:actuate="onLoad"/></draw:frame>= 20% = 0.20 y que <draw:frame draw:style-name="fr2" draw:name="Objeto7" text:anchor-type="as-char" svg:width="0.693cm" svg:height="0.529cm" draw:z-index="5"><draw:object xlink:href="./Object 7" xlink:type="simple" xlink:show="embed" xlink:actuate="onLoad"/><draw:image xlink:href="./ObjectReplacements/Object 7" xlink:type="simple" xlink:show="embed" xlink:actuate="onLoad"/></draw:frame>= 2:</text:p>
      <text:p text:style-name="P7"/>
      <text:p text:style-name="P7"><draw:frame draw:style-name="fr1" draw:name="Objeto8" text:anchor-type="as-char" svg:width="13.072cm" svg:height="1.656cm" draw:z-index="6"><draw:object xlink:href="./Object 8" xlink:type="simple" xlink:show="embed" xlink:actuate="onLoad"/><draw:image xlink:href="./ObjectReplacements/Object 8" xlink:type="simple" xlink:show="embed" xlink:actuate="onLoad"/></draw:frame></text:p>
      <text:p text:style-name="P7"/>
      <text:p text:style-name="P7">La segunda mejora, con una aceleración del 11%, es más del triple que la primera; por tanto, merece la pena su implementación, ya que consigue una mayor aceleración por unidad moneta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199cm" fo:margin-right="0.199cm" fo:text-align="justify" style:justify-single-word="false" fo:text-indent="0.499cm" style:auto-text-indent="false"/>
    </style:style>
    <style:style style:name="Enunciado_20_Problema" style:display-name="Enunciado Problema" style:family="paragraph" style:parent-style-name="First_20_line_20_indent" style:class="text">
      <style:paragraph-properties fo:margin-left="0.3cm" fo:margin-right="0.3cm" fo:text-align="justify" style:justify-single-word="false" fo:text-indent="0.499cm" style:auto-text-indent="false"/>
      <style:text-properties fo:font-size="13pt" fo:font-weight="bold" style:font-size-asian="13pt" style:font-weight-asian="bold" style:font-size-complex="13pt"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lin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date>2009-10-20T18:56:18.10</dc:date>
    <meta:editing-cycles>5</meta:editing-cycles>
    <meta:editing-duration>PT1H21M22S</meta:editing-duration>
    <meta:document-statistic meta:table-count="0" meta:image-count="0" meta:object-count="7" meta:page-count="3" meta:paragraph-count="18" meta:word-count="248" meta:character-count="1467"/>
    <dc:creator>Knocker Growl</dc:creator>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A</math:mi>
        <math:mi math:fontstyle="italic">global</math:mi>
      </math:msub>
      <math:mrow>
        <math:mi/>
        <math:mo math:stretchy="false">=</math:mo>
        <math:mi/>
      </math:mrow>
      <math:mfrac>
        <math:mn>1</math:mn>
        <math:mrow>
          <math:mrow>
            <math:mo math:stretchy="false">(</math:mo>
            <math:mrow>
              <math:mn>1</math:mn>
              <math:mo math:stretchy="false">−</math:mo>
              <math:msub>
                <math:mi>F</math:mi>
                <math:mi>m</math:mi>
              </math:msub>
            </math:mrow>
            <math:mo math:stretchy="false">)</math:mo>
          </math:mrow>
          <math:mrow>
            <math:mi/>
            <math:mo math:stretchy="false">+</math:mo>
            <math:mi/>
          </math:mrow>
          <math:mfrac>
            <math:msub>
              <math:mi>F</math:mi>
              <math:mi>m</math:mi>
            </math:msub>
            <math:msub>
              <math:mi>A</math:mi>
              <math:mi>m</math:mi>
            </math:msub>
          </math:mfrac>
        </math:mrow>
      </math:mfrac>
    </math:mrow>
    <math:annotation math:encoding="StarMath 5.0">A_{global} ~=~ {1} over {(1-F_{m}) ~ + ~ {F_{m}} over {A_{m}}} </math:annotation>
  </math:semantics>
</math:math>
</file>

<file path=Object 2/content.xml><?xml version="1.0" encoding="utf-8"?>
<!DOCTYPE math  PUBLIC '-//OpenOffice.org//DTD Modified W3C MathML 1.01//EN'  'math.dtd'>
<math:math xmlns:math="http://www.w3.org/1998/Math/MathML">
  <math:semantics>
    <math:msub>
      <math:mi>F</math:mi>
      <math:mi>m</math:mi>
    </math:msub>
    <math:annotation math:encoding="StarMath 5.0">F_{m}</math:annotation>
  </math:semantics>
</math:math>
</file>

<file path=Object 3/content.xml><?xml version="1.0" encoding="utf-8"?>
<!DOCTYPE math  PUBLIC '-//OpenOffice.org//DTD Modified W3C MathML 1.01//EN'  'math.dtd'>
<math:math xmlns:math="http://www.w3.org/1998/Math/MathML">
  <math:semantics>
    <math:msub>
      <math:mi>A</math:mi>
      <math:mi>m</math:mi>
    </math:msub>
    <math:annotation math:encoding="StarMath 5.0">A_{m}</math:annotation>
  </math:semantics>
</math:math>
</file>

<file path=Object 4/content.xml><?xml version="1.0" encoding="utf-8"?>
<!DOCTYPE math  PUBLIC '-//OpenOffice.org//DTD Modified W3C MathML 1.01//EN'  'math.dtd'>
<math:math xmlns:math="http://www.w3.org/1998/Math/MathML">
  <math:semantics>
    <math:mrow>
      <math:msub>
        <math:mi>A</math:mi>
        <math:mi math:fontstyle="italic">global</math:mi>
      </math:msub>
      <math:mrow>
        <math:mi/>
        <math:mo math:stretchy="false">=</math:mo>
        <math:mi/>
      </math:mrow>
      <math:mfrac>
        <math:mn>1</math:mn>
        <math:mrow>
          <math:mrow>
            <math:mo math:stretchy="false">(</math:mo>
            <math:mrow>
              <math:mn>1</math:mn>
              <math:mo math:stretchy="false">−</math:mo>
              <math:mn>0.07</math:mn>
            </math:mrow>
            <math:mo math:stretchy="false">)</math:mo>
          </math:mrow>
          <math:mo math:stretchy="false">+</math:mo>
          <math:mfrac>
            <math:mn>0.07</math:mn>
            <math:mn>1.40</math:mn>
          </math:mfrac>
        </math:mrow>
      </math:mfrac>
      <math:mrow>
        <math:mi/>
        <math:mo math:stretchy="false">=</math:mo>
        <math:mi/>
      </math:mrow>
      <math:mfrac>
        <math:mn>1</math:mn>
        <math:mrow>
          <math:mn>0.93</math:mn>
          <math:mo math:stretchy="false">+</math:mo>
          <math:mn>0.05</math:mn>
        </math:mrow>
      </math:mfrac>
      <math:mrow>
        <math:mi/>
        <math:mo math:stretchy="false">=</math:mo>
        <math:mi/>
      </math:mrow>
      <math:mfrac>
        <math:mn>1</math:mn>
        <math:mn>0.98</math:mn>
      </math:mfrac>
      <math:mrow>
        <math:mi/>
        <math:mo math:stretchy="false">=</math:mo>
        <math:mi/>
      </math:mrow>
      <math:mn>1.02</math:mn>
    </math:mrow>
    <math:annotation math:encoding="StarMath 5.0">A_{global}  ~  = ~   {1} over {(1-0.07)+{0.07} over {1.40}} ~  = ~  {1} over {0.93+0.05} ~   = ~   {1} over {0.98} ~   =  ~  	1.02</math:annotation>
  </math:semantics>
</math:math>
</file>

<file path=Object 6/content.xml><?xml version="1.0" encoding="utf-8"?>
<!DOCTYPE math  PUBLIC '-//OpenOffice.org//DTD Modified W3C MathML 1.01//EN'  'math.dtd'>
<math:math xmlns:math="http://www.w3.org/1998/Math/MathML">
  <math:semantics>
    <math:msub>
      <math:mi>F</math:mi>
      <math:mi>m</math:mi>
    </math:msub>
    <math:annotation math:encoding="StarMath 5.0">F_{m}</math:annotation>
  </math:semantics>
</math:math>
</file>

<file path=Object 7/content.xml><?xml version="1.0" encoding="utf-8"?>
<!DOCTYPE math  PUBLIC '-//OpenOffice.org//DTD Modified W3C MathML 1.01//EN'  'math.dtd'>
<math:math xmlns:math="http://www.w3.org/1998/Math/MathML">
  <math:semantics>
    <math:msub>
      <math:mi>A</math:mi>
      <math:mi>m</math:mi>
    </math:msub>
    <math:annotation math:encoding="StarMath 5.0">A_{m}</math:annotation>
  </math:semantics>
</math:math>
</file>

<file path=Object 8/content.xml><?xml version="1.0" encoding="utf-8"?>
<!DOCTYPE math  PUBLIC '-//OpenOffice.org//DTD Modified W3C MathML 1.01//EN'  'math.dtd'>
<math:math xmlns:math="http://www.w3.org/1998/Math/MathML">
  <math:semantics>
    <math:mrow>
      <math:msub>
        <math:mi>A</math:mi>
        <math:mi math:fontstyle="italic">global</math:mi>
      </math:msub>
      <math:mrow>
        <math:mi/>
        <math:mo math:stretchy="false">=</math:mo>
        <math:mi/>
      </math:mrow>
      <math:mfrac>
        <math:mn>1</math:mn>
        <math:mrow>
          <math:mrow>
            <math:mo math:stretchy="false">(</math:mo>
            <math:mrow>
              <math:mn>1</math:mn>
              <math:mo math:stretchy="false">−</math:mo>
              <math:msub>
                <math:mi>F</math:mi>
                <math:mi>m</math:mi>
              </math:msub>
            </math:mrow>
            <math:mo math:stretchy="false">)</math:mo>
          </math:mrow>
          <math:mrow>
            <math:mi/>
            <math:mo math:stretchy="false">+</math:mo>
            <math:mi/>
          </math:mrow>
          <math:mfrac>
            <math:msub>
              <math:mi>F</math:mi>
              <math:mi>m</math:mi>
            </math:msub>
            <math:msub>
              <math:mi>A</math:mi>
              <math:mi>m</math:mi>
            </math:msub>
          </math:mfrac>
        </math:mrow>
      </math:mfrac>
      <math:mrow>
        <math:mi/>
        <math:mo math:stretchy="false">=</math:mo>
        <math:mi/>
      </math:mrow>
      <math:mfrac>
        <math:mn>1</math:mn>
        <math:mrow>
          <math:mrow>
            <math:mo math:stretchy="false">(</math:mo>
            <math:mrow>
              <math:mn>1</math:mn>
              <math:mo math:stretchy="false">−</math:mo>
              <math:mn>0.2</math:mn>
            </math:mrow>
            <math:mo math:stretchy="false">)</math:mo>
          </math:mrow>
          <math:mo math:stretchy="false">+</math:mo>
          <math:mfrac>
            <math:mn>0.2</math:mn>
            <math:mn>2</math:mn>
          </math:mfrac>
        </math:mrow>
      </math:mfrac>
      <math:mrow>
        <math:mi/>
        <math:mo math:stretchy="false">=</math:mo>
        <math:mi/>
      </math:mrow>
      <math:mfrac>
        <math:mn>1</math:mn>
        <math:mrow>
          <math:mn>0.8</math:mn>
          <math:mo math:stretchy="false">+</math:mo>
          <math:mn>0.1</math:mn>
        </math:mrow>
      </math:mfrac>
      <math:mrow>
        <math:mi/>
        <math:mo math:stretchy="false">=</math:mo>
        <math:mi/>
      </math:mrow>
      <math:mfrac>
        <math:mn>1</math:mn>
        <math:mn>0.9</math:mn>
      </math:mfrac>
      <math:mrow>
        <math:mi/>
        <math:mo math:stretchy="false">=</math:mo>
        <math:mi/>
      </math:mrow>
      <math:mn>1.</math:mn>
      <math:mover math:accent="true">
        <math:mn>1</math:mn>
        <math:mo math:stretchy="false">ˆ</math:mo>
      </math:mover>
    </math:mrow>
    <math:annotation math:encoding="StarMath 5.0">A_{global}  ~  =~ {1} over {(1-F_{m}) ~ + ~ {F_{m}} over {A_{m}}} ~ =  ~   {1} over {(1-0.2)+{0.2} over {2}} ~  = ~  {1} over {0.8+0.1} ~   = ~   {1} over {0.9} ~   =  ~  	1. hat 1</math:annotation>
  </math:semantics>
</math:math>
</file>